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3896d"/>
    </style:style>
    <style:style style:name="P2" style:family="paragraph" style:parent-style-name="Standard">
      <style:text-properties officeooo:rsid="0018b6df" officeooo:paragraph-rsid="0018b6df"/>
    </style:style>
    <style:style style:name="P3" style:family="paragraph" style:parent-style-name="Standard">
      <style:text-properties officeooo:rsid="0018b6df" officeooo:paragraph-rsid="001fa0a8"/>
    </style:style>
    <style:style style:name="P4" style:family="paragraph" style:parent-style-name="Standard">
      <style:text-properties officeooo:rsid="0018b6df" officeooo:paragraph-rsid="0023c4bc"/>
    </style:style>
    <style:style style:name="P5" style:family="paragraph" style:parent-style-name="Standard">
      <style:text-properties fo:font-weight="bold" officeooo:rsid="001d7967" officeooo:paragraph-rsid="001d7967" style:font-weight-asian="bold" style:font-weight-complex="bold"/>
    </style:style>
    <style:style style:name="P6" style:family="paragraph" style:parent-style-name="Standard">
      <style:text-properties fo:font-weight="bold" officeooo:rsid="0013896d" officeooo:paragraph-rsid="0013896d" style:font-weight-asian="bold" style:font-weight-complex="bold"/>
    </style:style>
    <style:style style:name="P7" style:family="paragraph" style:parent-style-name="Standard">
      <style:text-properties fo:font-style="italic" fo:font-weight="bold" officeooo:rsid="001a923b" officeooo:paragraph-rsid="001a923b" style:font-style-asian="italic" style:font-weight-asian="bold" style:font-style-complex="italic" style:font-weight-complex="bold"/>
    </style:style>
    <style:style style:name="P8" style:family="paragraph" style:parent-style-name="Standard">
      <style:text-properties fo:font-style="italic" fo:font-weight="bold" officeooo:rsid="0018b6df" officeooo:paragraph-rsid="0018b6df" style:font-style-asian="italic" style:font-weight-asian="bold" style:font-style-complex="italic" style:font-weight-complex="bold"/>
    </style:style>
    <style:style style:name="P9" style:family="paragraph" style:parent-style-name="Standard">
      <style:text-properties fo:font-style="italic" fo:font-weight="bold" officeooo:rsid="0018b6df" officeooo:paragraph-rsid="001d7967" style:font-style-asian="italic" style:font-weight-asian="bold" style:font-style-complex="italic" style:font-weight-complex="bold"/>
    </style:style>
    <style:style style:name="P10" style:family="paragraph" style:parent-style-name="Standard">
      <style:text-properties fo:font-style="italic" fo:font-weight="bold" officeooo:rsid="001d7967" officeooo:paragraph-rsid="001d7967" style:font-style-asian="italic" style:font-weight-asian="bold" style:font-style-complex="italic" style:font-weight-complex="bold"/>
    </style:style>
    <style:style style:name="P11" style:family="paragraph" style:parent-style-name="Standard">
      <style:text-properties fo:font-style="italic" fo:font-weight="bold" officeooo:rsid="0023c4bc" officeooo:paragraph-rsid="0023c4bc" style:font-style-asian="italic" style:font-weight-asian="bold" style:font-style-complex="italic" style:font-weight-complex="bold"/>
    </style:style>
    <style:style style:name="P12" style:family="paragraph" style:parent-style-name="Standard">
      <style:text-properties fo:font-style="italic" fo:font-weight="bold" officeooo:rsid="00257080" officeooo:paragraph-rsid="00257080" style:font-style-asian="italic" style:font-weight-asian="bold" style:font-style-complex="italic" style:font-weight-complex="bold"/>
    </style:style>
    <style:style style:name="P13" style:family="paragraph" style:parent-style-name="Standard">
      <style:text-properties officeooo:rsid="001b17df" officeooo:paragraph-rsid="001cd857"/>
    </style:style>
    <style:style style:name="P14" style:family="paragraph" style:parent-style-name="Standard">
      <style:text-properties officeooo:rsid="001ca54b" officeooo:paragraph-rsid="001ca54b"/>
    </style:style>
    <style:style style:name="P15" style:family="paragraph" style:parent-style-name="Standard">
      <style:text-properties officeooo:rsid="001d7967" officeooo:paragraph-rsid="001d7967"/>
    </style:style>
    <style:style style:name="P16" style:family="paragraph" style:parent-style-name="Standard">
      <style:text-properties officeooo:rsid="0013896d" officeooo:paragraph-rsid="0013896d"/>
    </style:style>
    <style:style style:name="P17" style:family="paragraph" style:parent-style-name="Standard">
      <style:text-properties officeooo:rsid="00234cb0" officeooo:paragraph-rsid="00234cb0"/>
    </style:style>
    <style:style style:name="P18" style:family="paragraph" style:parent-style-name="Standard">
      <style:text-properties officeooo:rsid="0023c4bc" officeooo:paragraph-rsid="0023c4bc"/>
    </style:style>
    <style:style style:name="P19" style:family="paragraph" style:parent-style-name="Standard">
      <style:text-properties officeooo:rsid="002af238" officeooo:paragraph-rsid="002af238"/>
    </style:style>
    <style:style style:name="P20" style:family="paragraph" style:parent-style-name="Standard">
      <style:text-properties fo:font-weight="normal" officeooo:rsid="0013896d" officeooo:paragraph-rsid="0013896d" style:font-weight-asian="normal" style:font-weight-complex="normal"/>
    </style:style>
    <style:style style:name="P21" style:family="paragraph" style:parent-style-name="Standard">
      <style:text-properties fo:font-weight="normal" officeooo:rsid="00c95aa6" officeooo:paragraph-rsid="002db4e7" style:font-weight-asian="normal" style:font-weight-complex="normal"/>
    </style:style>
    <style:style style:name="P22" style:family="paragraph" style:parent-style-name="Standard" style:list-style-name="L1">
      <style:text-properties officeooo:paragraph-rsid="001fa0a8"/>
    </style:style>
    <style:style style:name="P23" style:family="paragraph" style:parent-style-name="Standard" style:list-style-name="L1">
      <style:text-properties officeooo:rsid="001fa0a8" officeooo:paragraph-rsid="001fa0a8"/>
    </style:style>
    <style:style style:name="P24" style:family="paragraph" style:parent-style-name="Standard" style:list-style-name="L1">
      <style:text-properties officeooo:rsid="00204410" officeooo:paragraph-rsid="00204410"/>
    </style:style>
    <style:style style:name="P25" style:family="paragraph" style:parent-style-name="Standard" style:list-style-name="L2">
      <style:text-properties officeooo:rsid="0021c3e5" officeooo:paragraph-rsid="0021c3e5"/>
    </style:style>
    <style:style style:name="P26" style:family="paragraph" style:parent-style-name="Standard" style:list-style-name="L2">
      <style:text-properties officeooo:rsid="00223690" officeooo:paragraph-rsid="00223690"/>
    </style:style>
    <style:style style:name="P27" style:family="paragraph" style:parent-style-name="Standard" style:list-style-name="L2">
      <style:text-properties officeooo:rsid="00234cb0" officeooo:paragraph-rsid="00234cb0"/>
    </style:style>
    <style:style style:name="P28" style:family="paragraph" style:parent-style-name="Standard" style:list-style-name="L3">
      <style:text-properties officeooo:paragraph-rsid="002a03d2"/>
    </style:style>
    <style:style style:name="P29" style:family="paragraph" style:parent-style-name="Standard" style:list-style-name="L3">
      <style:text-properties officeooo:rsid="0018b6df" officeooo:paragraph-rsid="0023c4bc"/>
    </style:style>
    <style:style style:name="P30" style:family="paragraph" style:parent-style-name="Standard" style:list-style-name="L3">
      <style:text-properties officeooo:rsid="00257080" officeooo:paragraph-rsid="00257080"/>
    </style:style>
    <style:style style:name="P31" style:family="paragraph" style:parent-style-name="Standard" style:list-style-name="L4">
      <style:text-properties officeooo:rsid="00257080" officeooo:paragraph-rsid="00257080"/>
    </style:style>
    <style:style style:name="P32" style:family="paragraph" style:parent-style-name="Standard" style:list-style-name="L4">
      <style:text-properties officeooo:paragraph-rsid="002a03d2"/>
    </style:style>
    <style:style style:name="P33" style:family="paragraph" style:parent-style-name="Standard" style:list-style-name="L4">
      <style:text-properties officeooo:rsid="00271eb7" officeooo:paragraph-rsid="00271eb7"/>
    </style:style>
    <style:style style:name="P34" style:family="paragraph" style:parent-style-name="Standard" style:list-style-name="L4">
      <style:text-properties officeooo:rsid="002727aa" officeooo:paragraph-rsid="002727aa"/>
    </style:style>
    <style:style style:name="P35" style:family="paragraph" style:parent-style-name="Standard" style:list-style-name="L4">
      <style:text-properties officeooo:rsid="00284ec3" officeooo:paragraph-rsid="00284ec3"/>
    </style:style>
    <style:style style:name="T1" style:family="text">
      <style:text-properties officeooo:rsid="0013896d"/>
    </style:style>
    <style:style style:name="T2" style:family="text">
      <style:text-properties officeooo:rsid="0018b6df"/>
    </style:style>
    <style:style style:name="T3" style:family="text">
      <style:text-properties fo:font-weight="bold" style:font-weight-asian="bold" style:font-weight-complex="bold"/>
    </style:style>
    <style:style style:name="T4" style:family="text">
      <style:text-properties officeooo:rsid="001a923b"/>
    </style:style>
    <style:style style:name="T5" style:family="text">
      <style:text-properties officeooo:rsid="001b17df"/>
    </style:style>
    <style:style style:name="T6" style:family="text">
      <style:text-properties fo:font-style="italic" officeooo:rsid="001b17df" style:font-style-asian="italic" style:font-style-complex="italic"/>
    </style:style>
    <style:style style:name="T7" style:family="text">
      <style:text-properties fo:font-style="italic" officeooo:rsid="002561f9" style:font-style-asian="italic" style:font-style-complex="italic"/>
    </style:style>
    <style:style style:name="T8" style:family="text">
      <style:text-properties fo:font-style="italic" officeooo:rsid="00257080" style:font-style-asian="italic" style:font-style-complex="italic"/>
    </style:style>
    <style:style style:name="T9" style:family="text">
      <style:text-properties fo:font-style="italic" officeooo:rsid="0023c4bc" style:font-style-asian="italic" style:font-style-complex="italic"/>
    </style:style>
    <style:style style:name="T10" style:family="text">
      <style:text-properties fo:font-style="italic" officeooo:rsid="002f5c3e" style:font-style-asian="italic" style:font-style-complex="italic"/>
    </style:style>
    <style:style style:name="T11" style:family="text">
      <style:text-properties officeooo:rsid="001d7967"/>
    </style:style>
    <style:style style:name="T12" style:family="text">
      <style:text-properties officeooo:rsid="001fa0a8"/>
    </style:style>
    <style:style style:name="T13" style:family="text">
      <style:text-properties officeooo:rsid="00204410"/>
    </style:style>
    <style:style style:name="T14" style:family="text">
      <style:text-properties officeooo:rsid="0021c3e5"/>
    </style:style>
    <style:style style:name="T15" style:family="text">
      <style:text-properties officeooo:rsid="00223690"/>
    </style:style>
    <style:style style:name="T16" style:family="text">
      <style:text-properties officeooo:rsid="00257080"/>
    </style:style>
    <style:style style:name="T17" style:family="text">
      <style:text-properties officeooo:rsid="002a03d2"/>
    </style:style>
    <style:style style:name="T18" style:family="text">
      <style:text-properties officeooo:rsid="002cd0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date style:data-style-name="N37" text:date-value="2020-07-10T09:58:43.076413432" text:fixed="true">07/10/20</text:date></text:p>
      <text:p text:style-name="P20"/>
      <text:p text:style-name="P6">Install InfluxDB and Grafana</text:p>
      <text:p text:style-name="P19">It can be useful to store data received by a RPi gateway on the RPi itself in addition to sending it to a server. One easy way to do this is to set up an InfluxDB database on the RPi and configure the ChirpStack Application server to automatically send data to an InfluxDB database. With InfluxDB you can query the data and do tihngs like write it out to a CSV file for further processing. </text:p>
      <text:p text:style-name="P19"/>
      <text:p text:style-name="P19">InfluxDB is a time series database which means it it optimized for storing and serving time series data. One could argue that it is not ideally suited for storing tracker data but one could also argue that there is value in using a simple approach. </text:p>
      <text:p text:style-name="P19"/>
      <text:p text:style-name="P19">If you would like to easily display data stored in an InfluxDB database in a web browser you can use Grafana. The InfluxDB and Grafana combination is ideal for displaying sensor data but probably less interesting for most tracking applications so working with Grafana is <text:span text:style-name="T18">entirely</text:span> optional.</text:p>
      <text:p text:style-name="P15"/>
      <text:p text:style-name="P15">Installation steps are from Simon Hearne’s webpage: <text:span text:style-name="T1">Installing InfluxDB &amp; Grafana on Raspberry Pi: </text:span><text:a xlink:type="simple" xlink:href="https://simonhearne.com/2020/pi-influx-grafana/" text:style-name="Internet_20_link" text:visited-style-name="Visited_20_Internet_20_Link"><text:span text:style-name="T1">https://simonhearne.com/2020/pi-influx-grafana/</text:span></text:a><text:span text:style-name="T1"> </text:span></text:p>
      <text:p text:style-name="P16"/>
      <text:p text:style-name="P15">ChirpStack integration information is from the ChirpStack website and v<text:span text:style-name="T1">ideos by Anh Quân Tống:</text:span></text:p>
      <text:p text:style-name="P1"><text:span text:style-name="T1">Setup Loraserver - Get data with InfluxDB Integration: </text:span><text:a xlink:type="simple" xlink:href="https://www.youtube.com/watch?v=aliHXCR564k" text:style-name="Internet_20_link" text:visited-style-name="Visited_20_Internet_20_Link"><text:span text:style-name="T1">https://www.youtube.com/watch?v=aliHXCR564k</text:span></text:a><text:span text:style-name="T1"> and Setup Loraserver - Display data on Grafana with InfluxDB Integration: </text:span><text:a xlink:type="simple" xlink:href="https://www.youtube.com/watch?v=qOAkZMhe_9Y" text:style-name="Internet_20_link" text:visited-style-name="Visited_20_Internet_20_Link">https://www.youtube.com/watch?v=qOAkZMhe_9Y</text:a></text:p>
      <text:p text:style-name="P1"/>
      <text:p text:style-name="P2"><text:span text:style-name="T3">Install InfluxDB</text:span> </text:p>
      <text:p text:style-name="P2"/>
      <text:p text:style-name="P7">Make sure software is up to date</text:p>
      <text:p text:style-name="P2">sudo apt update</text:p>
      <text:p text:style-name="P2">sudo apt upgrade -y</text:p>
      <text:p text:style-name="P2"/>
      <text:p text:style-name="P7">Install InfluxDB</text:p>
      <text:p text:style-name="P2">wget -qO- https://repos.influxdata.com/influxdb.key | sudo apt-key add -</text:p>
      <text:p text:style-name="P2">source /etc/os-release</text:p>
      <text:p text:style-name="P2">echo "deb https://repos.influxdata.com/debian $(lsb_release -cs) stable" | sudo tee /etc/apt/sources.list.d/influxdb.list</text:p>
      <text:p text:style-name="P2">sudo apt update &amp;&amp; sudo apt install -y influxdb</text:p>
      <text:p text:style-name="P2"/>
      <text:p text:style-name="P8"><text:span text:style-name="T4">S</text:span>tart <text:span text:style-name="T4">I</text:span>nflux<text:span text:style-name="T4">DB</text:span> service and set it to <text:span text:style-name="T4">start when booting</text:span></text:p>
      <text:p text:style-name="P2">sudo systemctl unmask influxdb.service</text:p>
      <text:p text:style-name="P2">sudo systemctl start influxdb</text:p>
      <text:p text:style-name="P2">sudo systemctl enable influxdb.service</text:p>
      <text:p text:style-name="P2"/>
      <text:p text:style-name="P7">Create an InfluxDB database and “grafana” as a user with admin privledges</text:p>
      <text:p text:style-name="P13">influx</text:p>
      <text:p text:style-name="P2">create database <text:span text:style-name="T12">chirpstack</text:span></text:p>
      <text:p text:style-name="P3">use <text:span text:style-name="T12">chirpstack</text:span></text:p>
      <text:p text:style-name="P2">create user grafana with password '<text:span text:style-name="T5">admin</text:span>' with all privileges <text:s/><text:span text:style-name="T6">[You can change ‘admin’ to another password]</text:span></text:p>
      <text:p text:style-name="P3">grant all privileges on <text:span text:style-name="T12">chirpstack</text:span> to grafana</text:p>
      <text:p text:style-name="P2"><text:soft-page-break/>show users <text:s text:c="2"/><text:span text:style-name="T6">[This should display grafana as a user and true for admin]</text:span></text:p>
      <text:p text:style-name="P14">exit</text:p>
      <text:p text:style-name="P14"/>
      <text:p text:style-name="P5">Install Grafana</text:p>
      <text:p text:style-name="P15">wget -q -O - https://packages.grafana.com/gpg.key | sudo apt-key add -</text:p>
      <text:p text:style-name="P15">echo "deb https://packages.grafana.com/oss/deb stable main" | sudo tee /etc/apt/sources.list.d/grafana.list</text:p>
      <text:p text:style-name="P15"/>
      <text:p text:style-name="P15">sudo apt update &amp;&amp; sudo apt install -y grafana</text:p>
      <text:p text:style-name="P15"/>
      <text:p text:style-name="P9"><text:span text:style-name="T4">S</text:span>tart <text:span text:style-name="T11">Grafana</text:span> service and set it to <text:span text:style-name="T4">start when booting</text:span></text:p>
      <text:p text:style-name="P15">sudo systemctl unmask grafana-server.service</text:p>
      <text:p text:style-name="P15">sudo systemctl start grafana-server</text:p>
      <text:p text:style-name="P15">sudo systemctl enable grafana-server.service</text:p>
      <text:p text:style-name="P15"/>
      <text:p text:style-name="P10">Add Influx as a Grafana data source</text:p>
      <text:list xml:id="list2943360382" text:style-name="L1">
        <text:list-item>
          <text:p text:style-name="P22"><text:span text:style-name="T12">Log into Grafana using a web browser <text:s text:c="2"/>[If using a browser on your RPi <text:s/>use </text:span><text:a xlink:type="simple" xlink:href="http://localhost:3000/" text:style-name="Internet_20_link" text:visited-style-name="Visited_20_Internet_20_Link"><text:span text:style-name="T12">http://localhost:3000</text:span></text:a><text:span text:style-name="T12">. If using a browser on a computer connected to the RPi use the IP address for the RPi (e.g., </text:span><text:a xlink:type="simple" xlink:href="http://10.0.0.44:3000/" text:style-name="Internet_20_link" text:visited-style-name="Visited_20_Internet_20_Link">http://10.0.0.44:3000/</text:a><text:span text:style-name="T12">). </text:span></text:p>
        </text:list-item>
        <text:list-item>
          <text:p text:style-name="P23">Your initial username and password are both “admin”. You will need to change your password when you log in.</text:p>
        </text:list-item>
        <text:list-item>
          <text:p text:style-name="P23">Click on “DATA SOURCES” then click on “InfluxDB” under “add data source”.</text:p>
        </text:list-item>
        <text:list-item>
          <text:p text:style-name="P23">Under “HTTP” set URL to <text:a xlink:type="simple" xlink:href="http://localhost:8086/" text:style-name="Internet_20_link" text:visited-style-name="Visited_20_Internet_20_Link">http://localhost:8086</text:a></text:p>
        </text:list-item>
        <text:list-item>
          <text:p text:style-name="P23">Under “InfluxDB Details” enter the Database name “chirpstack” and the username (“grafana”) and password (“admin”). <text:span text:style-name="T13">Set “HTTP Method” to “GET”.</text:span></text:p>
        </text:list-item>
        <text:list-item>
          <text:p text:style-name="P24">Click “Save &amp; Test” and if you get a message that the Data source is working the connection between Grafana and InfluxDB is set up</text:p>
        </text:list-item>
      </text:list>
      <text:p text:style-name="P15"/>
      <text:p text:style-name="P9"><text:span text:style-name="T14">Configure </text:span>ChirpStack to send data to <text:span text:style-name="T13">InfluxDB</text:span> database</text:p>
      <text:list xml:id="list2989306384" text:style-name="L2">
        <text:list-item>
          <text:p text:style-name="P25">Make sure you are able to receive data from a LoRa node using your gateway and display those data in the ChirpStack Application web interface. </text:p>
        </text:list-item>
        <text:list-item>
          <text:p text:style-name="P25">Open the ChirpStack Application web interface (e.g., <text:a xlink:type="simple" xlink:href="http://10.0.0.44:8080/" text:style-name="Internet_20_link" text:visited-style-name="Visited_20_Internet_20_Link">http://10.0.0.44:8080/</text:a>) and then click on “Applications” then select the application you want to configure. Next, click on the “INTEGRATIONS” tab then ”+CREATE”. <text:span text:style-name="T15">Under “Integration kind” select “InfluxDB integration”. Fill in the following fields:</text:span></text:p>
          <text:list>
            <text:list-item>
              <text:p text:style-name="P26">API endpoint (write): <text:s/><text:a xlink:type="simple" xlink:href="http://localhost:8086/write" text:style-name="Internet_20_link" text:visited-style-name="Visited_20_Internet_20_Link">http://localhost:8086/write</text:a></text:p>
            </text:list-item>
            <text:list-item>
              <text:p text:style-name="P26">Username: <text:s/><text:span text:style-name="T2">grafana</text:span></text:p>
            </text:list-item>
            <text:list-item>
              <text:p text:style-name="P26">Password: <text:s text:c="2"/>admin</text:p>
            </text:list-item>
            <text:list-item>
              <text:p text:style-name="P26">Database name: <text:s text:c="2"/>chirpstack</text:p>
            </text:list-item>
            <text:list-item>
              <text:p text:style-name="P26">Retention policy name: <text:s/>leave blank unless you have a specific retention policy you want to use</text:p>
            </text:list-item>
            <text:list-item>
              <text:p text:style-name="P26">Select timestamp precision: You can choose the precision you want. I used Second </text:p>
            </text:list-item>
            <text:list-item>
              <text:p text:style-name="P27">Click “CREATE INTEGRATION” to save the settings</text:p>
            </text:list-item>
          </text:list>
        </text:list-item>
      </text:list>
      <text:p text:style-name="P17"/>
      <text:p text:style-name="P11">Verify data is being stored in the InfluxDB database</text:p>
      <text:p text:style-name="P18">You might need to reboot the RPi before continuing. <text:span text:style-name="T16">Log into InfluxDB by typing “influx” in a terminal. Once in InfluxDB type the following commands:</text:span></text:p>
      <text:list xml:id="list2446247272" text:style-name="L3">
        <text:list-item>
          <text:p text:style-name="P29">use chirpstack</text:p>
        </text:list-item>
        <text:list-item>
          <text:p text:style-name="P29"><text:soft-page-break/>show measurements <text:s/><text:span text:style-name="T9">[This will display the tables for each of the data fields received by the gateway. Note that </text:span><text:span text:style-name="T10">ChirpStack</text:span><text:span text:style-name="T9"> combines latitude and longitude data into a single “location” object </text:span><text:span text:style-name="T10">to store in a InfluxDB table</text:span><text:span text:style-name="T9">]</text:span></text:p>
        </text:list-item>
        <text:list-item>
          <text:p text:style-name="P29">select value from <text:span text:style-name="T7">table name <text:s/></text:span><text:s/><text:span text:style-name="T8">[For example I used: select value from device_frmpayload_data_epe]</text:span></text:p>
        </text:list-item>
        <text:list-item>
          <text:p text:style-name="P30">exit</text:p>
        </text:list-item>
        <text:list-item>
          <text:p text:style-name="P28"><text:span text:style-name="T17">For more detailed information about using InfluxDB you can read the documentation on the InfluxDB website: </text:span><text:a xlink:type="simple" xlink:href="https://www.influxdata.com/" text:style-name="Internet_20_link" text:visited-style-name="Visited_20_Internet_20_Link">https://www.influxdata.com/</text:a><text:span text:style-name="T17">. </text:span></text:p>
        </text:list-item>
      </text:list>
      <text:p text:style-name="P4"/>
      <text:p text:style-name="P12">View data in Grafana</text:p>
      <text:list xml:id="list730358620" text:style-name="L4">
        <text:list-item>
          <text:p text:style-name="P31"><text:span text:style-name="T12">Log into Grafana using a web browser </text:span>using the information from “Add Influx as a Grafana data source” above</text:p>
        </text:list-item>
        <text:list-item>
          <text:p text:style-name="P33">Once inside the Grafana web interface select “Create your first dashboard” then “+Add new panel”</text:p>
        </text:list-item>
        <text:list-item>
          <text:p text:style-name="P34">Click on the dropdown menu labled “default” and select “InfluxDB” at the source for the data. If you do not see “InfluxDB” you will need to redo the step above “Add Influx as a Grafana data source”.</text:p>
        </text:list-item>
        <text:list-item>
          <text:p text:style-name="P35">For a quick test you can click on the pencil icon to the right of the “A” query and then type in a query. For example I typed “select value from device_frmpayload_data_time” and you will see a graph for that value appear in the panel above. </text:p>
        </text:list-item>
        <text:list-item>
          <text:p text:style-name="P32"><text:span text:style-name="T17">For more detailed information about presenting data in Grafana you can read the documentation on the Grafana website: </text:span><text:a xlink:type="simple" xlink:href="https://grafana.com/" text:style-name="Internet_20_link" text:visited-style-name="Visited_20_Internet_20_Link">https://grafana.com/</text:a><text:span text:style-name="T17">.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7-09T12:07:25.201719332</meta:creation-date>
    <dc:date>2020-07-10T11:56:57.300014268</dc:date>
    <dc:creator>Ned Horning</dc:creator>
    <meta:editing-duration>PT7H52M52S</meta:editing-duration>
    <meta:editing-cycles>30</meta:editing-cycles>
    <meta:generator>LibreOffice/6.0.7.3$Linux_X86_64 LibreOffice_project/00m0$Build-3</meta:generator>
    <meta:document-statistic meta:table-count="0" meta:image-count="0" meta:object-count="0" meta:page-count="3" meta:paragraph-count="67" meta:word-count="911" meta:character-count="5783" meta:non-whitespace-character-count="4938"/>
  </office:meta>
</office:document-meta>
</file>